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274cm" svg:height="13.228cm" svg:x="4.626cm" svg:y="0.531cm">
            <draw:object draw:notify-on-update-of-ranges="Sheet1.A2:Sheet1.A2 Sheet1.A3:Sheet1.A30 Sheet1.A1:Sheet1.B1 Sheet1.B3:Sheet1.B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2]+500" office:value-type="float" office:value="1500" calcext:value-type="float">
            <text:p>15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3]+500" office:value-type="float" office:value="2000" calcext:value-type="float">
            <text:p>200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4]+500" office:value-type="float" office:value="2500" calcext:value-type="float">
            <text:p>25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5]+500" office:value-type="float" office:value="3000" calcext:value-type="float">
            <text:p>3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6]+500" office:value-type="float" office:value="3500" calcext:value-type="float">
            <text:p>350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7]+500" office:value-type="float" office:value="4000" calcext:value-type="float">
            <text:p>40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formula="of:=[.A8]+500" office:value-type="float" office:value="4500" calcext:value-type="float">
            <text:p>45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formula="of:=[.A9]+500" office:value-type="float" office:value="5000" calcext:value-type="float">
            <text:p>500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formula="of:=[.A10]+500" office:value-type="float" office:value="5500" calcext:value-type="float">
            <text:p>550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formula="of:=[.A11]+500" office:value-type="float" office:value="6000" calcext:value-type="float">
            <text:p>600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formula="of:=[.A12]+500" office:value-type="float" office:value="6500" calcext:value-type="float">
            <text:p>650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formula="of:=[.A13]+500" office:value-type="float" office:value="7000" calcext:value-type="float">
            <text:p>700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formula="of:=[.A14]+500" office:value-type="float" office:value="7500" calcext:value-type="float">
            <text:p>75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formula="of:=[.A15]+500" office:value-type="float" office:value="8000" calcext:value-type="float">
            <text:p>80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formula="of:=[.A16]+500" office:value-type="float" office:value="8500" calcext:value-type="float">
            <text:p>850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formula="of:=[.A17]+500" office:value-type="float" office:value="9000" calcext:value-type="float">
            <text:p>90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[.A18]+500" office:value-type="float" office:value="9500" calcext:value-type="float">
            <text:p>950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formula="of:=[.A19]+500" office:value-type="float" office:value="10000" calcext:value-type="float">
            <text:p>1000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formula="of:=[.A20]+500" office:value-type="float" office:value="10500" calcext:value-type="float">
            <text:p>105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formula="of:=[.A21]+500" office:value-type="float" office:value="11000" calcext:value-type="float">
            <text:p>1100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table:formula="of:=[.A22]+500" office:value-type="float" office:value="11500" calcext:value-type="float">
            <text:p>1150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table:formula="of:=[.A23]+500" office:value-type="float" office:value="12000" calcext:value-type="float">
            <text:p>1200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table:formula="of:=[.A24]+500" office:value-type="float" office:value="12500" calcext:value-type="float">
            <text:p>1250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table:formula="of:=[.A25]+500" office:value-type="float" office:value="13000" calcext:value-type="float">
            <text:p>1300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table:formula="of:=[.A26]+500" office:value-type="float" office:value="13500" calcext:value-type="float">
            <text:p>13500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table:formula="of:=[.A27]+500" office:value-type="float" office:value="14000" calcext:value-type="float">
            <text:p>14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formula="of:=[.A28]+500" office:value-type="float" office:value="14500" calcext:value-type="float">
            <text:p>1450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table:formula="of:=[.A29]+500" office:value-type="float" office:value="15000" calcext:value-type="float">
            <text:p>15000</text:p>
          </table:table-cell>
          <table:table-cell office:value-type="float" office:value="845" calcext:value-type="float">
            <text:p>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D'Arcy-Evans</meta:initial-creator>
    <meta:creation-date>2014-10-25T21:15:58.824078025</meta:creation-date>
    <dc:date>2014-10-25T21:27:17.604904711</dc:date>
    <dc:creator>Trevor D'Arcy-Evans</dc:creator>
    <meta:editing-duration>PT9M55S</meta:editing-duration>
    <meta:editing-cycles>4</meta:editing-cycles>
    <meta:generator>LibreOffice/4.1.3.2$Linux_X86_64 LibreOffice_project/41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75cm" svg:height="13.229cm" xlink:href=".." xlink:type="simple" chart:class="chart:scatter" chart:style-name="ch1">
        <chart:title svg:x="9.665cm" svg:y="0.4cm" chart:style-name="ch2">
          <text:p>RPM vs Value</text:p>
        </chart:title>
        <chart:plot-area chart:style-name="ch3" table:cell-range-address="Sheet1.A2:Sheet1.A30 Sheet1.A1:Sheet1.B1 Sheet1.B3:Sheet1.B30" chart:data-source-has-labels="column" svg:x="1.456cm" svg:y="1.997cm" svg:width="16.865cm" svg:height="9.987cm">
          <chartooo:coordinate-region svg:x="2.263cm" svg:y="2.196cm" svg:width="15.593cm" svg:height="9.141cm"/>
          <chart:axis chart:dimension="x" chart:name="primary-x" chart:style-name="ch4">
            <chart:title svg:x="9.474cm" svg:y="12.248cm" chart:style-name="ch5">
              <text:p>RPM</text:p>
            </chart:title>
            <chart:grid chart:style-name="ch6" chart:class="major"/>
          </chart:axis>
          <chart:axis chart:dimension="y" chart:name="primary-y" chart:style-name="ch4">
            <chart:title svg:x="0.451cm" svg:y="7.457cm" chart:style-name="ch7">
              <text:p>Value</text:p>
            </chart:title>
            <chart:grid chart:style-name="ch6" chart:class="major"/>
          </chart:axis>
          <chart:series chart:style-name="ch8" chart:values-cell-range-address="Sheet1.B3:Sheet1.B30" chart:label-cell-address="Sheet1.A1:Sheet1.B1" chart:class="chart:scatter">
            <chart:domain table:cell-range-address="Sheet1.A3:Sheet1.A30"/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string">
                <text:p>Column A</text:p>
                <draw:g>
                  <svg:desc/>
                </draw:g>
              </table:table-cell>
              <table:table-cell office:value-type="float" office:value="1500">
                <text:p>1500</text:p>
                <draw:g>
                  <svg:desc>Sheet1.A3:Sheet1.A30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500">
                <text:p>8500</text:p>
              </table:table-cell>
              <table:table-cell office:value-type="float" office:value="9000">
                <text:p>9000</text:p>
              </table:table-cell>
              <table:table-cell office:value-type="float" office:value="9500">
                <text:p>9500</text:p>
              </table:table-cell>
              <table:table-cell office:value-type="float" office:value="10000">
                <text:p>10000</text:p>
              </table:table-cell>
              <table:table-cell office:value-type="float" office:value="10500">
                <text:p>10500</text:p>
              </table:table-cell>
              <table:table-cell office:value-type="float" office:value="11000">
                <text:p>11000</text:p>
              </table:table-cell>
              <table:table-cell office:value-type="float" office:value="11500">
                <text:p>11500</text:p>
              </table:table-cell>
              <table:table-cell office:value-type="float" office:value="12000">
                <text:p>12000</text:p>
              </table:table-cell>
              <table:table-cell office:value-type="float" office:value="12500">
                <text:p>12500</text:p>
              </table:table-cell>
              <table:table-cell office:value-type="float" office:value="13000">
                <text:p>13000</text:p>
              </table:table-cell>
              <table:table-cell office:value-type="float" office:value="13500">
                <text:p>13500</text:p>
              </table:table-cell>
              <table:table-cell office:value-type="float" office:value="14000">
                <text:p>14000</text:p>
              </table:table-cell>
              <table:table-cell office:value-type="float" office:value="14500">
                <text:p>145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RPM Value</text:p>
                <text:list>
                  <text:list-item>
                    <text:p>RPM</text:p>
                  </text:list-item>
                  <text:list-item>
                    <text:p>Value</text:p>
                  </text:list-item>
                </text:list>
                <draw:g>
                  <svg:desc>Sheet1.A1:Sheet1.B1</svg:desc>
                </draw:g>
              </table:table-cell>
              <table:table-cell office:value-type="float" office:value="77">
                <text:p>77</text:p>
                <draw:g>
                  <svg:desc>Sheet1.B3:Sheet1.B30</svg:desc>
                </draw:g>
              </table:table-cell>
              <table:table-cell office:value-type="float" office:value="107">
                <text:p>107</text:p>
              </table:table-cell>
              <table:table-cell office:value-type="float" office:value="134">
                <text:p>134</text:p>
              </table:table-cell>
              <table:table-cell office:value-type="float" office:value="159">
                <text:p>159</text:p>
              </table:table-cell>
              <table:table-cell office:value-type="float" office:value="183">
                <text:p>183</text:p>
              </table:table-cell>
              <table:table-cell office:value-type="float" office:value="214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97">
                <text:p>297</text:p>
              </table:table-cell>
              <table:table-cell office:value-type="float" office:value="322">
                <text:p>322</text:p>
              </table:table-cell>
              <table:table-cell office:value-type="float" office:value="352">
                <text:p>352</text:p>
              </table:table-cell>
              <table:table-cell office:value-type="float" office:value="384">
                <text:p>384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  <table:table-cell office:value-type="float" office:value="472">
                <text:p>472</text:p>
              </table:table-cell>
              <table:table-cell office:value-type="float" office:value="503">
                <text:p>503</text:p>
              </table:table-cell>
              <table:table-cell office:value-type="float" office:value="521">
                <text:p>521</text:p>
              </table:table-cell>
              <table:table-cell office:value-type="float" office:value="543">
                <text:p>543</text:p>
              </table:table-cell>
              <table:table-cell office:value-type="float" office:value="574">
                <text:p>574</text:p>
              </table:table-cell>
              <table:table-cell office:value-type="float" office:value="611">
                <text:p>611</text:p>
              </table:table-cell>
              <table:table-cell office:value-type="float" office:value="632">
                <text:p>632</text:p>
              </table:table-cell>
              <table:table-cell office:value-type="float" office:value="665">
                <text:p>665</text:p>
              </table:table-cell>
              <table:table-cell office:value-type="float" office:value="699">
                <text:p>699</text:p>
              </table:table-cell>
              <table:table-cell office:value-type="float" office:value="723">
                <text:p>723</text:p>
              </table:table-cell>
              <table:table-cell office:value-type="float" office:value="756">
                <text:p>756</text:p>
              </table:table-cell>
              <table:table-cell office:value-type="float" office:value="800">
                <text:p>800</text:p>
              </table:table-cell>
              <table:table-cell office:value-type="float" office:value="816">
                <text:p>816</text:p>
              </table:table-cell>
              <table:table-cell office:value-type="float" office:value="845">
                <text:p>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